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30f0e" officeooo:paragraph-rsid="00030f0e"/>
    </style:style>
    <style:style style:name="P2" style:family="paragraph" style:parent-style-name="Standard">
      <style:text-properties officeooo:rsid="00030f0e" officeooo:paragraph-rsid="00867823"/>
    </style:style>
    <style:style style:name="P3" style:family="paragraph" style:parent-style-name="Standard">
      <style:text-properties officeooo:rsid="00030f0e" officeooo:paragraph-rsid="00476d89"/>
    </style:style>
    <style:style style:name="P4" style:family="paragraph" style:parent-style-name="Standard">
      <style:text-properties fo:font-style="normal" officeooo:rsid="002aa416" officeooo:paragraph-rsid="003fdbb1" style:font-style-asian="normal" style:font-style-complex="normal"/>
    </style:style>
    <style:style style:name="P5" style:family="paragraph" style:parent-style-name="Standard">
      <style:text-properties fo:font-style="normal" officeooo:rsid="002aa416" officeooo:paragraph-rsid="00bfb0a3" style:font-style-asian="normal" style:font-style-complex="normal"/>
    </style:style>
    <style:style style:name="P6" style:family="paragraph" style:parent-style-name="Standard">
      <style:text-properties fo:font-style="normal" officeooo:rsid="006bac0e" officeooo:paragraph-rsid="00867823" style:font-style-asian="normal" style:font-style-complex="normal"/>
    </style:style>
    <style:style style:name="P7" style:family="paragraph" style:parent-style-name="Standard">
      <style:text-properties officeooo:rsid="001520a6" officeooo:paragraph-rsid="00867823"/>
    </style:style>
    <style:style style:name="P8" style:family="paragraph" style:parent-style-name="Standard">
      <style:text-properties officeooo:rsid="0019589e" officeooo:paragraph-rsid="00867823"/>
    </style:style>
    <style:style style:name="P9" style:family="paragraph" style:parent-style-name="Standard">
      <style:text-properties officeooo:rsid="002aa416" officeooo:paragraph-rsid="00867823"/>
    </style:style>
    <style:style style:name="P10" style:family="paragraph" style:parent-style-name="Standard">
      <style:text-properties officeooo:paragraph-rsid="003fdbb1"/>
    </style:style>
    <style:style style:name="P11" style:family="paragraph" style:parent-style-name="Standard">
      <style:text-properties officeooo:paragraph-rsid="0043e3c3"/>
    </style:style>
    <style:style style:name="P12" style:family="paragraph" style:parent-style-name="Standard">
      <style:text-properties officeooo:rsid="00476d89" officeooo:paragraph-rsid="00867823"/>
    </style:style>
    <style:style style:name="P13" style:family="paragraph" style:parent-style-name="Standard">
      <style:text-properties officeooo:paragraph-rsid="005a3e3f"/>
    </style:style>
    <style:style style:name="P14" style:family="paragraph" style:parent-style-name="Standard">
      <style:text-properties officeooo:rsid="005daf06" officeooo:paragraph-rsid="005daf06"/>
    </style:style>
    <style:style style:name="P15" style:family="paragraph" style:parent-style-name="Standard">
      <style:text-properties officeooo:rsid="00633134" officeooo:paragraph-rsid="00633134"/>
    </style:style>
    <style:style style:name="P16" style:family="paragraph" style:parent-style-name="Standard">
      <style:text-properties officeooo:rsid="006b5b1b" officeooo:paragraph-rsid="00867823"/>
    </style:style>
    <style:style style:name="P17" style:family="paragraph" style:parent-style-name="Standard">
      <style:text-properties fo:font-variant="small-caps" fo:font-size="5pt" fo:font-weight="bold" officeooo:rsid="00a82eb5" officeooo:paragraph-rsid="00a82eb5" style:font-size-asian="5pt" style:font-weight-asian="bold" style:font-size-complex="5pt" style:font-weight-complex="bold" loext:shadow="none"/>
    </style:style>
    <style:style style:name="P18" style:family="paragraph" style:parent-style-name="Standard">
      <style:text-properties fo:font-variant="small-caps" fo:font-size="5pt" fo:font-weight="bold" officeooo:rsid="007f4de6" officeooo:paragraph-rsid="007f4de6" style:font-size-asian="5pt" style:font-weight-asian="bold" style:font-size-complex="5pt" style:font-weight-complex="bold" loext:shadow="none"/>
    </style:style>
    <style:style style:name="P19" style:family="paragraph" style:parent-style-name="Standard">
      <style:text-properties fo:font-variant="small-caps" fo:font-size="10pt" fo:font-weight="bold" officeooo:rsid="007f4de6" officeooo:paragraph-rsid="007f4de6" style:font-size-asian="10pt" style:font-weight-asian="bold" style:font-size-complex="10pt" style:font-weight-complex="bold" loext:shadow="none"/>
    </style:style>
    <style:style style:name="P20" style:family="paragraph" style:parent-style-name="Standard">
      <style:text-properties fo:font-variant="small-caps" fo:font-size="12pt" fo:font-weight="bold" officeooo:rsid="00867823" officeooo:paragraph-rsid="00867823" style:font-size-asian="12pt" style:font-weight-asian="bold" style:font-size-complex="12pt" style:font-weight-complex="bold" loext:shadow="none"/>
    </style:style>
    <style:style style:name="P21" style:family="paragraph" style:parent-style-name="Standard">
      <style:text-properties fo:font-size="5pt" officeooo:rsid="00030f0e" officeooo:paragraph-rsid="00030f0e" style:font-size-asian="5pt" style:font-size-complex="5pt"/>
    </style:style>
    <style:style style:name="P22" style:family="paragraph" style:parent-style-name="Standard">
      <style:paragraph-properties fo:line-height="150%"/>
      <style:text-properties fo:font-size="5pt" officeooo:rsid="000f1461" officeooo:paragraph-rsid="000f1461" style:font-size-asian="5pt" style:font-size-complex="5pt"/>
    </style:style>
    <style:style style:name="P23" style:family="paragraph" style:parent-style-name="Standard">
      <style:text-properties fo:language="la" fo:country="VA" fo:font-style="normal" officeooo:rsid="0070b7d2" officeooo:paragraph-rsid="00867823" style:font-style-asian="normal" style:font-style-complex="normal"/>
    </style:style>
    <style:style style:name="P24" style:family="paragraph" style:parent-style-name="Standard">
      <style:paragraph-properties fo:line-height="150%"/>
      <style:text-properties fo:font-size="10pt" officeooo:rsid="000f1461" officeooo:paragraph-rsid="007fe1d6" style:font-size-asian="10pt" style:font-size-complex="10pt"/>
    </style:style>
    <style:style style:name="P25" style:family="paragraph" style:parent-style-name="Standard">
      <style:paragraph-properties fo:line-height="150%"/>
      <style:text-properties fo:font-size="10pt" officeooo:rsid="000f1461" officeooo:paragraph-rsid="000f1461" style:font-size-asian="10pt" style:font-size-complex="10pt"/>
    </style:style>
    <style:style style:name="P26" style:family="paragraph" style:parent-style-name="Standard">
      <style:paragraph-properties fo:line-height="150%"/>
      <style:text-properties fo:font-size="10pt" officeooo:rsid="000f1461" officeooo:paragraph-rsid="00b486d2" style:font-size-asian="10pt" style:font-size-complex="10pt"/>
    </style:style>
    <style:style style:name="P27" style:family="paragraph" style:parent-style-name="Standard">
      <style:paragraph-properties fo:line-height="150%"/>
      <style:text-properties fo:font-size="10pt" officeooo:rsid="000f1461" officeooo:paragraph-rsid="00cb98e2" style:font-size-asian="10pt" style:font-size-complex="10pt"/>
    </style:style>
    <style:style style:name="P28" style:family="paragraph" style:parent-style-name="Standard">
      <style:paragraph-properties fo:line-height="150%"/>
      <style:text-properties fo:font-size="10pt" officeooo:rsid="000f1461" officeooo:paragraph-rsid="00e8b103" style:font-size-asian="10pt" style:font-size-complex="10pt"/>
    </style:style>
    <style:style style:name="P29" style:family="paragraph" style:parent-style-name="Standard">
      <style:text-properties officeooo:rsid="0053ff30" officeooo:paragraph-rsid="00cfc837"/>
    </style:style>
    <style:style style:name="P30" style:family="paragraph" style:parent-style-name="Standard">
      <style:text-properties officeooo:rsid="005682b5" officeooo:paragraph-rsid="00d10732"/>
    </style:style>
    <style:style style:name="P31" style:family="paragraph" style:parent-style-name="Standard">
      <style:text-properties fo:font-variant="normal" fo:text-transform="none" fo:font-size="12pt" fo:font-weight="normal" officeooo:rsid="00a7d586" officeooo:paragraph-rsid="00a7d586" style:font-size-asian="12pt" style:font-weight-asian="normal" style:font-size-complex="12pt" style:font-weight-complex="normal" loext:shadow="none"/>
    </style:style>
    <style:style style:name="P32" style:family="paragraph" style:parent-style-name="Standard">
      <style:paragraph-properties fo:text-align="center" style:justify-single-word="false" fo:padding="0.049cm" fo:border="0.06pt solid #000000" style:shadow="#808080 -0.18cm 0.18cm" style:writing-mode="page"/>
      <style:text-properties fo:font-size="10pt" officeooo:rsid="007d36f8" officeooo:paragraph-rsid="007d36f8" style:font-size-asian="10pt" style:font-size-complex="10pt"/>
    </style:style>
    <style:style style:name="P33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071f0a" officeooo:paragraph-rsid="00b91416" style:font-size-asian="10pt" style:font-style-asian="normal" style:font-size-complex="10pt" style:font-style-complex="normal"/>
    </style:style>
    <style:style style:name="P34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11f303" officeooo:paragraph-rsid="00b960f4" style:font-size-asian="10pt" style:font-style-asian="normal" style:font-size-complex="10pt" style:font-style-complex="normal"/>
    </style:style>
    <style:style style:name="P35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7185bb" officeooo:paragraph-rsid="00baeed6" style:font-size-asian="10pt" style:font-style-asian="normal" style:font-size-complex="10pt" style:font-style-complex="normal"/>
    </style:style>
    <style:style style:name="P36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206341" officeooo:paragraph-rsid="00baeed6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0c5b77" officeooo:paragraph-rsid="00bf98f7" style:font-size-asian="10pt" style:font-style-asian="normal" style:font-size-complex="10pt" style:font-style-complex="normal"/>
    </style:style>
    <style:style style:name="P38" style:family="paragraph" style:parent-style-name="Standard">
      <style:paragraph-properties fo:line-height="150%" fo:text-align="justify" style:justify-single-word="false" style:shadow="none" style:writing-mode="page"/>
      <style:text-properties fo:font-size="10pt" officeooo:rsid="004ac864" officeooo:paragraph-rsid="00cc0dea" style:font-size-asian="10pt" style:font-size-complex="10pt"/>
    </style:style>
    <style:style style:name="P39" style:family="paragraph" style:parent-style-name="Standard">
      <style:paragraph-properties fo:line-height="150%" fo:text-align="justify" style:justify-single-word="false" style:shadow="none" style:writing-mode="page"/>
      <style:text-properties fo:font-size="10pt" officeooo:rsid="00505109" officeooo:paragraph-rsid="00ceb2c6" style:font-size-asian="10pt" style:font-size-complex="10pt"/>
    </style:style>
    <style:style style:name="P40" style:family="paragraph" style:parent-style-name="Standard">
      <style:paragraph-properties fo:line-height="150%" fo:text-align="justify" style:justify-single-word="false" style:shadow="none" style:writing-mode="page"/>
      <style:text-properties officeooo:paragraph-rsid="00be27ca"/>
    </style:style>
    <style:style style:name="P41" style:family="paragraph" style:parent-style-name="Standard">
      <style:paragraph-properties fo:line-height="150%" fo:text-align="justify" style:justify-single-word="false" style:shadow="none" style:writing-mode="page"/>
      <style:text-properties officeooo:paragraph-rsid="00cb37bc"/>
    </style:style>
    <style:style style:name="P42" style:family="paragraph" style:parent-style-name="Standard">
      <style:paragraph-properties fo:line-height="150%" fo:text-align="justify" style:justify-single-word="false" style:shadow="none" style:writing-mode="page"/>
      <style:text-properties fo:font-size="12pt" fo:font-style="normal" officeooo:rsid="00071f0a" officeooo:paragraph-rsid="00867823" style:font-size-asian="12pt" style:font-style-asian="normal" style:font-size-complex="12pt" style:font-style-complex="normal"/>
    </style:style>
    <style:style style:name="P43" style:family="paragraph" style:parent-style-name="Standard">
      <style:paragraph-properties fo:line-height="150%" fo:text-align="justify" style:justify-single-word="false" style:shadow="none" style:writing-mode="page"/>
      <style:text-properties fo:font-size="12pt" fo:font-style="normal" officeooo:rsid="0011f303" officeooo:paragraph-rsid="00867823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line-height="150%" fo:text-align="justify" style:justify-single-word="false" style:shadow="none" style:writing-mode="page"/>
      <style:text-properties fo:font-size="12pt" fo:font-style="normal" officeooo:rsid="007185bb" officeooo:paragraph-rsid="00867823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line-height="150%" fo:text-align="justify" style:justify-single-word="false" style:shadow="none" style:writing-mode="page"/>
      <style:text-properties fo:font-size="12pt" fo:font-style="normal" officeooo:rsid="00206341" officeooo:paragraph-rsid="00867823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line-height="150%" fo:text-align="justify" style:justify-single-word="false" style:shadow="none" style:writing-mode="page"/>
      <style:text-properties fo:font-size="12pt" fo:font-style="normal" officeooo:rsid="000c5b77" officeooo:paragraph-rsid="00867823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line-height="150%" fo:text-align="justify" style:justify-single-word="false" style:shadow="none" style:writing-mode="page"/>
      <style:text-properties fo:font-size="12pt" fo:font-style="normal" officeooo:rsid="002aa416" officeooo:paragraph-rsid="00867823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line-height="150%" fo:text-align="justify" style:justify-single-word="false" style:shadow="none" style:writing-mode="page"/>
      <style:text-properties fo:font-size="12pt" fo:font-style="normal" officeooo:rsid="006bac0e" officeooo:paragraph-rsid="00d8fe80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line-height="150%" fo:text-align="justify" style:justify-single-word="false" style:shadow="none" style:writing-mode="page"/>
      <style:text-properties fo:font-size="12pt" officeooo:paragraph-rsid="00bcbcab" style:font-size-asian="12pt" style:font-size-complex="12pt"/>
    </style:style>
    <style:style style:name="P50" style:family="paragraph" style:parent-style-name="Standard">
      <style:paragraph-properties fo:line-height="150%" fo:text-align="justify" style:justify-single-word="false" style:shadow="none" style:writing-mode="page"/>
      <style:text-properties fo:font-size="12pt" officeooo:paragraph-rsid="00867823" style:font-size-asian="12pt" style:font-size-complex="12pt"/>
    </style:style>
    <style:style style:name="P51" style:family="paragraph" style:parent-style-name="Standard">
      <style:paragraph-properties fo:line-height="150%" fo:text-align="justify" style:justify-single-word="false" style:shadow="none" style:writing-mode="page"/>
      <style:text-properties fo:font-size="12pt" officeooo:rsid="0043e3c3" officeooo:paragraph-rsid="00867823" style:font-size-asian="12pt" style:font-size-complex="12pt"/>
    </style:style>
    <style:style style:name="P52" style:family="paragraph" style:parent-style-name="Standard">
      <style:paragraph-properties fo:line-height="150%" fo:text-align="justify" style:justify-single-word="false" style:shadow="none" style:writing-mode="page"/>
      <style:text-properties fo:font-size="12pt" officeooo:rsid="004ac864" officeooo:paragraph-rsid="00867823" style:font-size-asian="12pt" style:font-size-complex="12pt"/>
    </style:style>
    <style:style style:name="P53" style:family="paragraph" style:parent-style-name="Standard">
      <style:paragraph-properties fo:line-height="150%" fo:text-align="justify" style:justify-single-word="false" style:shadow="none" style:writing-mode="page"/>
      <style:text-properties fo:font-size="12pt" officeooo:rsid="00505109" officeooo:paragraph-rsid="00867823" style:font-size-asian="12pt" style:font-size-complex="12pt"/>
    </style:style>
    <style:style style:name="P54" style:family="paragraph" style:parent-style-name="Standard">
      <style:paragraph-properties fo:line-height="150%" fo:text-align="justify" style:justify-single-word="false" style:shadow="none" style:writing-mode="page"/>
      <style:text-properties fo:font-size="12pt" officeooo:rsid="0053ff30" officeooo:paragraph-rsid="00867823" style:font-size-asian="12pt" style:font-size-complex="12pt"/>
    </style:style>
    <style:style style:name="P55" style:family="paragraph" style:parent-style-name="Standard">
      <style:paragraph-properties fo:line-height="150%" fo:text-align="justify" style:justify-single-word="false" style:shadow="none" style:writing-mode="page"/>
      <style:text-properties fo:font-size="12pt" officeooo:rsid="005682b5" officeooo:paragraph-rsid="00867823" style:font-size-asian="12pt" style:font-size-complex="12pt"/>
    </style:style>
    <style:style style:name="P56" style:family="paragraph" style:parent-style-name="Standard">
      <style:paragraph-properties fo:line-height="150%" fo:text-align="justify" style:justify-single-word="false" style:shadow="none" style:writing-mode="page"/>
      <style:text-properties fo:font-size="12pt" officeooo:rsid="005daf06" officeooo:paragraph-rsid="00d31363" style:font-size-asian="12pt" style:font-size-complex="12pt"/>
    </style:style>
    <style:style style:name="P57" style:family="paragraph" style:parent-style-name="Standard">
      <style:paragraph-properties fo:line-height="150%" fo:text-align="justify" style:justify-single-word="false" style:shadow="none" style:writing-mode="page"/>
      <style:text-properties fo:font-size="12pt" officeooo:rsid="00633134" officeooo:paragraph-rsid="00d83c15" style:font-size-asian="12pt" style:font-size-complex="12pt"/>
    </style:style>
    <style:style style:name="P58" style:family="paragraph" style:parent-style-name="Standard" style:master-page-name="">
      <style:paragraph-properties fo:line-height="150%" fo:text-align="justify" style:justify-single-word="false" style:page-number="auto" style:shadow="none" style:writing-mode="page"/>
      <style:text-properties fo:font-size="10pt" officeooo:paragraph-rsid="00b91416" style:font-size-asian="10pt" style:font-size-complex="10pt"/>
    </style:style>
    <style:style style:name="P59" style:family="paragraph" style:parent-style-name="Standard" style:master-page-name="">
      <style:paragraph-properties fo:line-height="150%" fo:text-align="justify" style:justify-single-word="false" style:page-number="auto" style:shadow="none" style:writing-mode="page"/>
      <style:text-properties fo:font-size="12pt" officeooo:paragraph-rsid="00867823" style:font-size-asian="12pt" style:font-size-complex="12pt"/>
    </style:style>
    <style:style style:name="P60" style:family="paragraph" style:parent-style-name="Standard">
      <style:paragraph-properties fo:line-height="150%" fo:padding-left="0cm" fo:padding-right="0cm" fo:padding-top="0cm" fo:padding-bottom="0.074cm" fo:border-left="none" fo:border-right="none" fo:border-top="none" fo:border-bottom="0.06pt solid #000000" style:join-border="false"/>
      <style:text-properties fo:font-variant="small-caps" fo:font-size="5pt" fo:font-weight="bold" officeooo:rsid="00a82eb5" officeooo:paragraph-rsid="00867823" style:font-size-asian="5pt" style:font-weight-asian="bold" style:font-size-complex="5pt" style:font-weight-complex="bold" loext:shadow="none"/>
    </style:style>
    <style:style style:name="T1" style:family="text">
      <style:text-properties officeooo:rsid="0004ea5e"/>
    </style:style>
    <style:style style:name="T2" style:family="text">
      <style:text-properties fo:language="la" fo:country="VA"/>
    </style:style>
    <style:style style:name="T3" style:family="text">
      <style:text-properties fo:language="la" fo:country="VA" fo:font-style="italic"/>
    </style:style>
    <style:style style:name="T4" style:family="text">
      <style:text-properties fo:language="la" fo:country="VA" fo:font-style="italic" officeooo:rsid="0043e3c3" style:font-style-asian="italic" style:font-style-complex="italic"/>
    </style:style>
    <style:style style:name="T5" style:family="text">
      <style:text-properties fo:language="la" fo:country="VA" fo:font-style="italic" officeooo:rsid="00b91416" style:font-style-asian="italic" style:font-style-complex="italic"/>
    </style:style>
    <style:style style:name="T6" style:family="text">
      <style:text-properties fo:language="la" fo:country="VA" officeooo:rsid="0005357e"/>
    </style:style>
    <style:style style:name="T7" style:family="text">
      <style:text-properties fo:language="la" fo:country="VA" officeooo:rsid="0008de1d"/>
    </style:style>
    <style:style style:name="T8" style:family="text">
      <style:text-properties fo:language="la" fo:country="VA" officeooo:rsid="000e7a4b"/>
    </style:style>
    <style:style style:name="T9" style:family="text">
      <style:text-properties fo:language="la" fo:country="VA" officeooo:rsid="00195099"/>
    </style:style>
    <style:style style:name="T10" style:family="text">
      <style:text-properties fo:language="la" fo:country="VA" fo:font-style="normal" style:font-style-asian="normal" style:font-style-complex="normal"/>
    </style:style>
    <style:style style:name="T11" style:family="text">
      <style:text-properties fo:language="la" fo:country="VA" fo:font-style="normal" officeooo:rsid="0030fadf" style:font-style-asian="normal" style:font-style-complex="normal"/>
    </style:style>
    <style:style style:name="T12" style:family="text">
      <style:text-properties fo:language="la" fo:country="VA" fo:font-style="normal" officeooo:rsid="0031c07c" style:font-style-asian="normal" style:font-style-complex="normal"/>
    </style:style>
    <style:style style:name="T13" style:family="text">
      <style:text-properties fo:language="la" fo:country="VA" fo:font-style="normal" officeooo:rsid="003a38ac" style:font-style-asian="normal" style:font-style-complex="normal"/>
    </style:style>
    <style:style style:name="T14" style:family="text">
      <style:text-properties fo:language="la" fo:country="VA" fo:font-style="normal" officeooo:rsid="002aa416" style:font-style-asian="normal" style:font-style-complex="normal"/>
    </style:style>
    <style:style style:name="T15" style:family="text">
      <style:text-properties fo:language="la" fo:country="VA" fo:font-style="normal" officeooo:rsid="003f91e3" style:font-style-asian="normal" style:font-style-complex="normal"/>
    </style:style>
    <style:style style:name="T16" style:family="text">
      <style:text-properties fo:language="la" fo:country="VA" fo:font-style="normal" officeooo:rsid="00071f0a" style:font-style-asian="normal" style:font-style-complex="normal"/>
    </style:style>
    <style:style style:name="T17" style:family="text">
      <style:text-properties fo:language="la" fo:country="VA" fo:font-style="normal" officeooo:rsid="003fdbb1" style:font-style-asian="normal" style:font-style-complex="normal"/>
    </style:style>
    <style:style style:name="T18" style:family="text">
      <style:text-properties fo:language="la" fo:country="VA" fo:font-style="normal" officeooo:rsid="004013ff" style:font-style-asian="normal" style:font-style-complex="normal"/>
    </style:style>
    <style:style style:name="T19" style:family="text">
      <style:text-properties fo:language="la" fo:country="VA" fo:font-style="normal" officeooo:rsid="0040cde7" style:font-style-asian="normal" style:font-style-complex="normal"/>
    </style:style>
    <style:style style:name="T20" style:family="text">
      <style:text-properties fo:language="la" fo:country="VA" fo:font-style="normal" officeooo:rsid="0043e3c3" style:font-style-asian="normal" style:font-style-complex="normal"/>
    </style:style>
    <style:style style:name="T21" style:family="text">
      <style:text-properties fo:language="la" fo:country="VA" fo:font-style="normal" officeooo:rsid="003e6526" style:font-style-asian="normal" style:font-style-complex="normal"/>
    </style:style>
    <style:style style:name="T22" style:family="text">
      <style:text-properties fo:language="la" fo:country="VA" fo:font-style="normal" officeooo:rsid="004215ea" style:font-style-asian="normal" style:font-style-complex="normal"/>
    </style:style>
    <style:style style:name="T23" style:family="text">
      <style:text-properties fo:language="la" fo:country="VA" fo:font-style="normal" officeooo:rsid="0049164b" style:font-style-asian="normal" style:font-style-complex="normal"/>
    </style:style>
    <style:style style:name="T24" style:family="text">
      <style:text-properties fo:language="la" fo:country="VA" fo:font-style="normal" officeooo:rsid="00505109" style:font-style-asian="normal" style:font-style-complex="normal"/>
    </style:style>
    <style:style style:name="T25" style:family="text">
      <style:text-properties fo:language="la" fo:country="VA" fo:font-style="normal" officeooo:rsid="00509be6" style:font-style-asian="normal" style:font-style-complex="normal"/>
    </style:style>
    <style:style style:name="T26" style:family="text">
      <style:text-properties fo:language="la" fo:country="VA" fo:font-style="normal" officeooo:rsid="0052f60a" style:font-style-asian="normal" style:font-style-complex="normal"/>
    </style:style>
    <style:style style:name="T27" style:family="text">
      <style:text-properties fo:language="la" fo:country="VA" fo:font-style="normal" officeooo:rsid="0055f85f" style:font-style-asian="normal" style:font-style-complex="normal"/>
    </style:style>
    <style:style style:name="T28" style:family="text">
      <style:text-properties fo:language="la" fo:country="VA" fo:font-style="normal" officeooo:rsid="005682b5" style:font-style-asian="normal" style:font-style-complex="normal"/>
    </style:style>
    <style:style style:name="T29" style:family="text">
      <style:text-properties fo:language="la" fo:country="VA" fo:font-style="normal" officeooo:rsid="005704f5" style:font-style-asian="normal" style:font-style-complex="normal"/>
    </style:style>
    <style:style style:name="T30" style:family="text">
      <style:text-properties fo:language="la" fo:country="VA" fo:font-style="normal" officeooo:rsid="00588e11" style:font-style-asian="normal" style:font-style-complex="normal"/>
    </style:style>
    <style:style style:name="T31" style:family="text">
      <style:text-properties fo:language="la" fo:country="VA" fo:font-style="normal" officeooo:rsid="005a3e3f" style:font-style-asian="normal" style:font-style-complex="normal"/>
    </style:style>
    <style:style style:name="T32" style:family="text">
      <style:text-properties fo:language="la" fo:country="VA" fo:font-style="normal" officeooo:rsid="005b2638" style:font-style-asian="normal" style:font-style-complex="normal"/>
    </style:style>
    <style:style style:name="T33" style:family="text">
      <style:text-properties fo:language="la" fo:country="VA" fo:font-style="normal" officeooo:rsid="005c597c" style:font-style-asian="normal" style:font-style-complex="normal"/>
    </style:style>
    <style:style style:name="T34" style:family="text">
      <style:text-properties fo:language="la" fo:country="VA" fo:font-style="normal" officeooo:rsid="005daf06" style:font-style-asian="normal" style:font-style-complex="normal"/>
    </style:style>
    <style:style style:name="T35" style:family="text">
      <style:text-properties fo:language="la" fo:country="VA" fo:font-style="normal" officeooo:rsid="005e3f25" style:font-style-asian="normal" style:font-style-complex="normal"/>
    </style:style>
    <style:style style:name="T36" style:family="text">
      <style:text-properties fo:language="la" fo:country="VA" fo:font-style="normal" officeooo:rsid="005f0823" style:font-style-asian="normal" style:font-style-complex="normal"/>
    </style:style>
    <style:style style:name="T37" style:family="text">
      <style:text-properties fo:language="la" fo:country="VA" fo:font-style="normal" officeooo:rsid="0061b4ab" style:font-style-asian="normal" style:font-style-complex="normal"/>
    </style:style>
    <style:style style:name="T38" style:family="text">
      <style:text-properties fo:language="la" fo:country="VA" fo:font-style="normal" officeooo:rsid="00671aa3" style:font-style-asian="normal" style:font-style-complex="normal"/>
    </style:style>
    <style:style style:name="T39" style:family="text">
      <style:text-properties fo:language="la" fo:country="VA" fo:font-style="normal" officeooo:rsid="0067ce7f" style:font-style-asian="normal" style:font-style-complex="normal"/>
    </style:style>
    <style:style style:name="T40" style:family="text">
      <style:text-properties fo:language="la" fo:country="VA" fo:font-style="normal" officeooo:rsid="007a216e" style:font-style-asian="normal" style:font-style-complex="normal"/>
    </style:style>
    <style:style style:name="T41" style:family="text">
      <style:text-properties fo:language="la" fo:country="VA" fo:font-style="normal" officeooo:rsid="00a41e6f" style:font-style-asian="normal" style:font-style-complex="normal"/>
    </style:style>
    <style:style style:name="T42" style:family="text">
      <style:text-properties fo:language="la" fo:country="VA" fo:font-style="normal" officeooo:rsid="00c33135" style:font-style-asian="normal" style:font-style-complex="normal"/>
    </style:style>
    <style:style style:name="T43" style:family="text">
      <style:text-properties fo:language="la" fo:country="VA" fo:font-style="normal" officeooo:rsid="00c4ece0" style:font-style-asian="normal" style:font-style-complex="normal"/>
    </style:style>
    <style:style style:name="T44" style:family="text">
      <style:text-properties fo:language="la" fo:country="VA" fo:font-style="normal" officeooo:rsid="00c755a7" style:font-style-asian="normal" style:font-style-complex="normal"/>
    </style:style>
    <style:style style:name="T45" style:family="text">
      <style:text-properties fo:language="la" fo:country="VA" fo:font-style="normal" officeooo:rsid="00c93849" style:font-style-asian="normal" style:font-style-complex="normal"/>
    </style:style>
    <style:style style:name="T46" style:family="text">
      <style:text-properties fo:language="la" fo:country="VA" fo:font-style="normal" officeooo:rsid="00cb37bc" style:font-style-asian="normal" style:font-style-complex="normal"/>
    </style:style>
    <style:style style:name="T47" style:family="text">
      <style:text-properties fo:language="la" fo:country="VA" fo:font-style="normal" officeooo:rsid="00cc0dea" style:font-style-asian="normal" style:font-style-complex="normal"/>
    </style:style>
    <style:style style:name="T48" style:family="text">
      <style:text-properties fo:language="la" fo:country="VA" fo:font-style="normal" officeooo:rsid="00ceb2c6" style:font-style-asian="normal" style:font-style-complex="normal"/>
    </style:style>
    <style:style style:name="T49" style:family="text">
      <style:text-properties fo:language="la" fo:country="VA" fo:font-style="normal" officeooo:rsid="00cfc837" style:font-style-asian="normal" style:font-style-complex="normal"/>
    </style:style>
    <style:style style:name="T50" style:family="text">
      <style:text-properties fo:language="la" fo:country="VA" fo:font-style="normal" officeooo:rsid="00d10732" style:font-style-asian="normal" style:font-style-complex="normal"/>
    </style:style>
    <style:style style:name="T51" style:family="text">
      <style:text-properties fo:language="la" fo:country="VA" fo:font-style="normal" officeooo:rsid="00d19138" style:font-style-asian="normal" style:font-style-complex="normal"/>
    </style:style>
    <style:style style:name="T52" style:family="text">
      <style:text-properties fo:language="la" fo:country="VA" fo:font-style="normal" officeooo:rsid="00d31363" style:font-style-asian="normal" style:font-style-complex="normal"/>
    </style:style>
    <style:style style:name="T53" style:family="text">
      <style:text-properties fo:language="la" fo:country="VA" fo:font-style="normal" officeooo:rsid="00d3b356" style:font-style-asian="normal" style:font-style-complex="normal"/>
    </style:style>
    <style:style style:name="T54" style:family="text">
      <style:text-properties fo:language="la" fo:country="VA" fo:font-style="normal" officeooo:rsid="00d3b9c3" style:font-style-asian="normal" style:font-style-complex="normal"/>
    </style:style>
    <style:style style:name="T55" style:family="text">
      <style:text-properties fo:language="la" fo:country="VA" fo:font-style="normal" officeooo:rsid="00d551ed" style:font-style-asian="normal" style:font-style-complex="normal"/>
    </style:style>
    <style:style style:name="T56" style:family="text">
      <style:text-properties fo:language="la" fo:country="VA" fo:font-style="normal" officeooo:rsid="000e7a4b" style:font-style-asian="normal" style:font-style-complex="normal"/>
    </style:style>
    <style:style style:name="T57" style:family="text">
      <style:text-properties fo:language="la" fo:country="VA" fo:font-style="normal" officeooo:rsid="00196eca" style:font-style-asian="normal" style:font-style-complex="normal"/>
    </style:style>
    <style:style style:name="T58" style:family="text">
      <style:text-properties fo:language="la" fo:country="VA" fo:font-style="normal" officeooo:rsid="001b60ce" style:font-style-asian="normal" style:font-style-complex="normal"/>
    </style:style>
    <style:style style:name="T59" style:family="text">
      <style:text-properties fo:language="la" fo:country="VA" fo:font-style="normal" officeooo:rsid="0098d17a" style:font-style-asian="normal" style:font-style-complex="normal"/>
    </style:style>
    <style:style style:name="T60" style:family="text">
      <style:text-properties fo:language="la" fo:country="VA" fo:font-style="normal" officeooo:rsid="00e0a929" style:font-style-asian="normal" style:font-style-complex="normal"/>
    </style:style>
    <style:style style:name="T61" style:family="text">
      <style:text-properties fo:language="la" fo:country="VA" fo:font-style="normal" officeooo:rsid="00e3cc3d" style:font-style-asian="normal" style:font-style-complex="normal"/>
    </style:style>
    <style:style style:name="T62" style:family="text">
      <style:text-properties fo:language="la" fo:country="VA" fo:font-style="normal" fo:font-weight="normal" officeooo:rsid="00196eca" style:font-style-asian="normal" style:font-weight-asian="normal" style:font-style-complex="normal" style:font-weight-complex="normal"/>
    </style:style>
    <style:style style:name="T63" style:family="text">
      <style:text-properties fo:language="la" fo:country="VA" officeooo:rsid="0021802c"/>
    </style:style>
    <style:style style:name="T64" style:family="text">
      <style:text-properties fo:language="la" fo:country="VA" officeooo:rsid="00279178"/>
    </style:style>
    <style:style style:name="T65" style:family="text">
      <style:text-properties fo:language="la" fo:country="VA" officeooo:rsid="00282286"/>
    </style:style>
    <style:style style:name="T66" style:family="text">
      <style:text-properties fo:language="la" fo:country="VA" officeooo:rsid="002cc8f9"/>
    </style:style>
    <style:style style:name="T67" style:family="text">
      <style:text-properties fo:language="la" fo:country="VA" officeooo:rsid="002fd657"/>
    </style:style>
    <style:style style:name="T68" style:family="text">
      <style:text-properties fo:language="la" fo:country="VA" officeooo:rsid="0030fadf"/>
    </style:style>
    <style:style style:name="T69" style:family="text">
      <style:text-properties fo:language="la" fo:country="VA" officeooo:rsid="003a38ac"/>
    </style:style>
    <style:style style:name="T70" style:family="text">
      <style:text-properties fo:language="la" fo:country="VA" officeooo:rsid="003fdbb1"/>
    </style:style>
    <style:style style:name="T71" style:family="text">
      <style:text-properties fo:language="la" fo:country="VA" officeooo:rsid="00071f0a"/>
    </style:style>
    <style:style style:name="T72" style:family="text">
      <style:text-properties fo:language="la" fo:country="VA" officeooo:rsid="006d4a7f"/>
    </style:style>
    <style:style style:name="T73" style:family="text">
      <style:text-properties fo:language="la" fo:country="VA" officeooo:rsid="006d6cf5"/>
    </style:style>
    <style:style style:name="T74" style:family="text">
      <style:text-properties fo:language="la" fo:country="VA" officeooo:rsid="006f5591"/>
    </style:style>
    <style:style style:name="T75" style:family="text">
      <style:text-properties fo:language="la" fo:country="VA" officeooo:rsid="0070b7d2"/>
    </style:style>
    <style:style style:name="T76" style:family="text">
      <style:text-properties fo:language="la" fo:country="VA" officeooo:rsid="0072fc47"/>
    </style:style>
    <style:style style:name="T77" style:family="text">
      <style:text-properties fo:language="la" fo:country="VA" officeooo:rsid="0074e718"/>
    </style:style>
    <style:style style:name="T78" style:family="text">
      <style:text-properties fo:language="la" fo:country="VA" officeooo:rsid="007a216e"/>
    </style:style>
    <style:style style:name="T79" style:family="text">
      <style:text-properties fo:language="la" fo:country="VA" officeooo:rsid="00b3ecc0"/>
    </style:style>
    <style:style style:name="T80" style:family="text">
      <style:text-properties fo:language="la" fo:country="VA" officeooo:rsid="00b486d2"/>
    </style:style>
    <style:style style:name="T81" style:family="text">
      <style:text-properties fo:language="la" fo:country="VA" officeooo:rsid="00b91416"/>
    </style:style>
    <style:style style:name="T82" style:family="text">
      <style:text-properties fo:language="la" fo:country="VA" officeooo:rsid="00b960f4"/>
    </style:style>
    <style:style style:name="T83" style:family="text">
      <style:text-properties fo:language="la" fo:country="VA" officeooo:rsid="00baeed6"/>
    </style:style>
    <style:style style:name="T84" style:family="text">
      <style:text-properties fo:language="la" fo:country="VA" officeooo:rsid="00bbce27"/>
    </style:style>
    <style:style style:name="T85" style:family="text">
      <style:text-properties fo:language="la" fo:country="VA" officeooo:rsid="00bc8134"/>
    </style:style>
    <style:style style:name="T86" style:family="text">
      <style:text-properties fo:language="la" fo:country="VA" officeooo:rsid="00be27ca"/>
    </style:style>
    <style:style style:name="T87" style:family="text">
      <style:text-properties fo:language="la" fo:country="VA" officeooo:rsid="00bf98f7"/>
    </style:style>
    <style:style style:name="T88" style:family="text">
      <style:text-properties fo:language="la" fo:country="VA" officeooo:rsid="00bfb0a3"/>
    </style:style>
    <style:style style:name="T89" style:family="text">
      <style:text-properties fo:language="la" fo:country="VA" officeooo:rsid="00c1427d"/>
    </style:style>
    <style:style style:name="T90" style:family="text">
      <style:text-properties fo:language="la" fo:country="VA" officeooo:rsid="00c33135"/>
    </style:style>
    <style:style style:name="T91" style:family="text">
      <style:text-properties fo:language="la" fo:country="VA" officeooo:rsid="00d8fe80"/>
    </style:style>
    <style:style style:name="T92" style:family="text">
      <style:text-properties officeooo:rsid="00071f0a"/>
    </style:style>
    <style:style style:name="T93" style:family="text">
      <style:text-properties officeooo:rsid="000fc8e2"/>
    </style:style>
    <style:style style:name="T94" style:family="text">
      <style:text-properties officeooo:rsid="0016de65"/>
    </style:style>
    <style:style style:name="T95" style:family="text">
      <style:text-properties style:text-position="super 58%" fo:font-weight="bold" style:font-weight-asian="bold" style:font-weight-complex="bold"/>
    </style:style>
    <style:style style:name="T96" style:family="text">
      <style:text-properties officeooo:rsid="007fe1d6"/>
    </style:style>
    <style:style style:name="T97" style:family="text">
      <style:text-properties officeooo:rsid="00829106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officeooo:rsid="00829106" style:font-weight-asian="bold" style:font-weight-complex="bold"/>
    </style:style>
    <style:style style:name="T100" style:family="text">
      <style:text-properties fo:font-weight="bold" officeooo:rsid="0084717c" style:font-weight-asian="bold" style:font-weight-complex="bold"/>
    </style:style>
    <style:style style:name="T101" style:family="text">
      <style:text-properties fo:font-weight="bold" officeooo:rsid="00b91416" style:font-weight-asian="bold" style:font-weight-complex="bold"/>
    </style:style>
    <style:style style:name="T102" style:family="text">
      <style:text-properties officeooo:rsid="0084717c"/>
    </style:style>
    <style:style style:name="T103" style:family="text">
      <style:text-properties fo:font-size="10pt" fo:language="la" fo:country="VA" fo:font-style="normal" style:font-size-asian="10pt" style:font-style-asian="normal" style:font-size-complex="10pt" style:font-style-complex="normal"/>
    </style:style>
    <style:style style:name="T104" style:family="text">
      <style:text-properties fo:font-size="10pt" fo:language="la" fo:country="VA" fo:font-style="normal" officeooo:rsid="000e7a4b" style:font-size-asian="10pt" style:font-style-asian="normal" style:font-size-complex="10pt" style:font-style-complex="normal"/>
    </style:style>
    <style:style style:name="T105" style:family="text">
      <style:text-properties fo:font-size="10pt" fo:language="la" fo:country="VA" fo:font-style="normal" officeooo:rsid="007a216e" style:font-size-asian="10pt" style:font-style-asian="normal" style:font-size-complex="10pt" style:font-style-complex="normal"/>
    </style:style>
    <style:style style:name="T106" style:family="text">
      <style:text-properties fo:font-size="10pt" fo:language="la" fo:country="VA" fo:font-style="normal" officeooo:rsid="00071f0a" style:font-size-asian="10pt" style:font-style-asian="normal" style:font-size-complex="10pt" style:font-style-complex="normal"/>
    </style:style>
    <style:style style:name="T107" style:family="text">
      <style:text-properties fo:font-size="10pt" fo:language="la" fo:country="VA" fo:font-style="normal" officeooo:rsid="003fdbb1" style:font-size-asian="10pt" style:font-style-asian="normal" style:font-size-complex="10pt" style:font-style-complex="normal"/>
    </style:style>
    <style:style style:name="T108" style:family="text">
      <style:text-properties fo:font-size="10pt" fo:language="la" fo:country="VA" fo:font-style="normal" officeooo:rsid="00196eca" style:font-size-asian="10pt" style:font-style-asian="normal" style:font-size-complex="10pt" style:font-style-complex="normal"/>
    </style:style>
    <style:style style:name="T109" style:family="text">
      <style:text-properties fo:font-size="10pt" fo:language="la" fo:country="VA" fo:font-style="normal" officeooo:rsid="001b60ce" style:font-size-asian="10pt" style:font-style-asian="normal" style:font-size-complex="10pt" style:font-style-complex="normal"/>
    </style:style>
    <style:style style:name="T110" style:family="text">
      <style:text-properties fo:font-size="10pt" fo:language="la" fo:country="VA" fo:font-style="normal" officeooo:rsid="0098d17a" style:font-size-asian="10pt" style:font-style-asian="normal" style:font-size-complex="10pt" style:font-style-complex="normal"/>
    </style:style>
    <style:style style:name="T111" style:family="text">
      <style:text-properties fo:font-size="10pt" fo:language="la" fo:country="VA" fo:font-style="normal" officeooo:rsid="00be27ca" style:font-size-asian="10pt" style:font-style-asian="normal" style:font-size-complex="10pt" style:font-style-complex="normal"/>
    </style:style>
    <style:style style:name="T112" style:family="text">
      <style:text-properties fo:font-size="10pt" fo:language="la" fo:country="VA" fo:font-style="normal" officeooo:rsid="0030fadf" style:font-size-asian="10pt" style:font-style-asian="normal" style:font-size-complex="10pt" style:font-style-complex="normal"/>
    </style:style>
    <style:style style:name="T113" style:family="text">
      <style:text-properties fo:font-size="10pt" fo:language="la" fo:country="VA" fo:font-style="normal" officeooo:rsid="0043e3c3" style:font-size-asian="10pt" style:font-style-asian="normal" style:font-size-complex="10pt" style:font-style-complex="normal"/>
    </style:style>
    <style:style style:name="T114" style:family="text">
      <style:text-properties fo:font-size="10pt" fo:language="la" fo:country="VA" fo:font-style="normal" officeooo:rsid="0049164b" style:font-size-asian="10pt" style:font-style-asian="normal" style:font-size-complex="10pt" style:font-style-complex="normal"/>
    </style:style>
    <style:style style:name="T115" style:family="text">
      <style:text-properties fo:font-size="10pt" fo:language="la" fo:country="VA" fo:font-style="normal" officeooo:rsid="00cb37bc" style:font-size-asian="10pt" style:font-style-asian="normal" style:font-size-complex="10pt" style:font-style-complex="normal"/>
    </style:style>
    <style:style style:name="T116" style:family="text">
      <style:text-properties fo:font-size="10pt" fo:language="la" fo:country="VA" fo:font-style="normal" officeooo:rsid="0052f60a" style:font-size-asian="10pt" style:font-style-asian="normal" style:font-size-complex="10pt" style:font-style-complex="normal"/>
    </style:style>
    <style:style style:name="T117" style:family="text">
      <style:text-properties fo:font-size="10pt" fo:language="la" fo:country="VA" fo:font-style="normal" officeooo:rsid="0055f85f" style:font-size-asian="10pt" style:font-style-asian="normal" style:font-size-complex="10pt" style:font-style-complex="normal"/>
    </style:style>
    <style:style style:name="T118" style:family="text">
      <style:text-properties fo:font-size="10pt" fo:language="la" fo:country="VA" fo:font-style="normal" officeooo:rsid="00cfc837" style:font-size-asian="10pt" style:font-style-asian="normal" style:font-size-complex="10pt" style:font-style-complex="normal"/>
    </style:style>
    <style:style style:name="T119" style:family="text">
      <style:text-properties fo:font-size="10pt" fo:language="la" fo:country="VA" fo:font-style="normal" officeooo:rsid="005704f5" style:font-size-asian="10pt" style:font-style-asian="normal" style:font-size-complex="10pt" style:font-style-complex="normal"/>
    </style:style>
    <style:style style:name="T120" style:family="text">
      <style:text-properties fo:font-size="10pt" fo:language="la" fo:country="VA" fo:font-style="normal" officeooo:rsid="00588e11" style:font-size-asian="10pt" style:font-style-asian="normal" style:font-size-complex="10pt" style:font-style-complex="normal"/>
    </style:style>
    <style:style style:name="T121" style:family="text">
      <style:text-properties fo:font-size="10pt" fo:language="la" fo:country="VA" fo:font-style="normal" officeooo:rsid="00d10732" style:font-size-asian="10pt" style:font-style-asian="normal" style:font-size-complex="10pt" style:font-style-complex="normal"/>
    </style:style>
    <style:style style:name="T122" style:family="text">
      <style:text-properties fo:font-size="10pt" fo:language="la" fo:country="VA" style:font-size-asian="10pt" style:font-size-complex="10pt"/>
    </style:style>
    <style:style style:name="T123" style:family="text">
      <style:text-properties fo:font-size="10pt" fo:language="la" fo:country="VA" officeooo:rsid="00282286" style:font-size-asian="10pt" style:font-size-complex="10pt"/>
    </style:style>
    <style:style style:name="T124" style:family="text">
      <style:text-properties fo:font-size="10pt" fo:language="la" fo:country="VA" officeooo:rsid="007a216e" style:font-size-asian="10pt" style:font-size-complex="10pt"/>
    </style:style>
    <style:style style:name="T125" style:family="text">
      <style:text-properties fo:font-size="10pt" fo:language="la" fo:country="VA" officeooo:rsid="00071f0a" style:font-size-asian="10pt" style:font-size-complex="10pt"/>
    </style:style>
    <style:style style:name="T126" style:family="text">
      <style:text-properties fo:font-size="10pt" fo:language="la" fo:country="VA" officeooo:rsid="003fdbb1" style:font-size-asian="10pt" style:font-size-complex="10pt"/>
    </style:style>
    <style:style style:name="T127" style:family="text">
      <style:text-properties fo:font-size="10pt" fo:language="la" fo:country="VA" officeooo:rsid="00bfb0a3" style:font-size-asian="10pt" style:font-size-complex="10pt"/>
    </style:style>
    <style:style style:name="T128" style:family="text">
      <style:text-properties fo:font-variant="normal" fo:text-transform="none" fo:font-weight="normal" officeooo:rsid="00a7d586" style:font-weight-asian="normal" style:font-weight-complex="normal"/>
    </style:style>
    <style:style style:name="T129" style:family="text">
      <style:text-properties fo:font-style="italic" officeooo:rsid="00b91416" style:font-style-asian="italic" style:font-style-complex="italic"/>
    </style:style>
    <style:style style:name="T130" style:family="text">
      <style:text-properties officeooo:rsid="00a7d586"/>
    </style:style>
    <style:style style:name="T131" style:family="text">
      <style:text-properties officeooo:rsid="00b8c6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98">consulter Wikipedia / </text:span><text:span text:style-name="T101">5</text:span><text:span text:style-name="T95">e</text:span></text:p>
      <text:p text:style-name="P21"/>
      <text:p text:style-name="P19">ce qu’il faut savoir faire</text:p>
      <text:p text:style-name="P18"/>
      <text:p text:style-name="P28">▶ ouvrir un navigateur, ouvrir plusieurs onglets <text:span text:style-name="T131">(CTRL+T)</text:span>, <text:span text:style-name="T96">les fermer (CTRL+W), circuler entre les onglets (CTRL+tabulation)</text:span></text:p>
      <text:p text:style-name="P24">▶ <text:span text:style-name="T93">faire une recherche dans Wikipedia : encart à droite, table des matières, liens hypertextes</text:span></text:p>
      <text:p text:style-name="P22"/>
      <text:p text:style-name="P25">▶ <text:span text:style-name="T97">savoir cliquer sur un lien, </text:span><text:span text:style-name="T99">et notamment sur une année</text:span></text:p>
      <text:p text:style-name="P25">▶ <text:span text:style-name="T97">savoir consulter l’encart à droite</text:span></text:p>
      <text:p text:style-name="P25">▶ <text:span text:style-name="T97">savoir utiliser une page d’homonymie</text:span></text:p>
      <text:p text:style-name="P26">▶ <text:span text:style-name="T97">savoir passer d’une langue à l’autre</text:span></text:p>
      <text:p text:style-name="P27">▶ <text:span text:style-name="T97">savoir chercher un mot à l’aide de CTRL+F</text:span></text:p>
      <text:p text:style-name="P22"/>
      <text:p text:style-name="P25">▶ <text:span text:style-name="T100">savoir faire preuve de bon sens</text:span><text:span text:style-name="T102">, quel que soit le résultat de la recherche.</text:span></text:p>
      <text:p text:style-name="P60"/>
      <text:p text:style-name="P17"/>
      <text:p text:style-name="P20"><text:span text:style-name="T130">application : </text:span><text:span text:style-name="T128">Répondez aux questions suivantes grâce à Wikipedia :</text:span></text:p>
      <text:p text:style-name="P31"/>
      <text:p text:style-name="P59">☐ <text:span text:style-name="T92">(01/d1) compléter le nom scientifique (donc latin) du lion : </text:span><text:span text:style-name="T129">Panthera</text:span><text:span text:style-name="T3">...</text:span></text:p>
      <text:p text:style-name="P42"><text:span text:style-name="T2">☐ (</text:span><text:span text:style-name="T6">0</text:span><text:span text:style-name="T2">2/</text:span><text:span text:style-name="T70">d1</text:span><text:span text:style-name="T2">) </text:span><text:span text:style-name="T81">Platon</text:span><text:span text:style-name="T7"> est né en </text:span><text:span text:style-name="T80">l’an</text:span><text:span text:style-name="T7">...</text:span></text:p>
      <text:p text:style-name="P43"><text:span text:style-name="T8">☐ (</text:span><text:span text:style-name="T2">0</text:span><text:span text:style-name="T78">3</text:span><text:span text:style-name="T71">/</text:span><text:span text:style-name="T70">d1</text:span><text:span text:style-name="T2">) </text:span><text:span text:style-name="T9">Le drapeau d</text:span><text:span text:style-name="T81">e la Lituanie</text:span><text:span text:style-name="T9"> est formé,</text:span><text:span text:style-name="T81"> dans l’ordre, de </text:span><text:span text:style-name="T82">la couleur</text:span><text:span text:style-name="T81"> jaune, verte et...</text:span></text:p>
      <text:p text:style-name="P44"><text:span text:style-name="T75">☐ (</text:span><text:span text:style-name="T77">0</text:span><text:span text:style-name="T78">4</text:span><text:span text:style-name="T77">/d2</text:span><text:span text:style-name="T9">) </text:span><text:span text:style-name="T83">A quelle bataille </text:span><text:span text:style-name="T82">Socrate</text:span><text:span text:style-name="T76"> </text:span><text:span text:style-name="T83">a-t-il participé </text:span><text:span text:style-name="T82">en 389 avant J.C. ?</text:span></text:p>
      <text:p text:style-name="P45"><text:span text:style-name="T9">☐ (</text:span><text:span text:style-name="T2">0</text:span><text:span text:style-name="T78">5</text:span><text:span text:style-name="T71">/</text:span><text:span text:style-name="T70">d2</text:span><text:span text:style-name="T2">) </text:span><text:span text:style-name="T83">Lille</text:span><text:span text:style-name="T63"> est une commune française située dans le département de... <text:s/></text:span></text:p>
      <text:p text:style-name="P49"><text:span text:style-name="T56">☐ (0</text:span><text:span text:style-name="T40">6</text:span><text:span text:style-name="T16">/</text:span><text:span text:style-name="T17">d2</text:span><text:span text:style-name="T56">) </text:span><text:span text:style-name="T57">la lettre </text:span><text:span text:style-name="T62">π</text:span><text:span text:style-name="T57"> </text:span><text:span text:style-name="T58">est la ... lettre de l’alphabet grec </text:span><text:span text:style-name="T59">(donner son numéro)</text:span></text:p>
      <text:p text:style-name="P46"><text:span text:style-name="T2">☐ (0</text:span><text:span text:style-name="T78">7</text:span><text:span text:style-name="T71">/</text:span><text:span text:style-name="T70">d2</text:span><text:span text:style-name="T2">) </text:span><text:span text:style-name="T8">En anglais, la </text:span><text:span text:style-name="T86">fourmi</text:span><text:span text:style-name="T8"> s’appelle...</text:span></text:p>
      <text:p text:style-name="P47"><text:span text:style-name="T65">☐ (</text:span><text:span text:style-name="T2">0</text:span><text:span text:style-name="T78">8</text:span><text:span text:style-name="T71">/</text:span><text:span text:style-name="T70">d3</text:span><text:span text:style-name="T2">) Combien d’habitants compte l</text:span><text:span text:style-name="T88">a Grèce </text:span><text:span text:style-name="T2">?</text:span></text:p>
      <text:p text:style-name="P47"><text:span text:style-name="T2">☐ (</text:span><text:span text:style-name="T78">09</text:span><text:span text:style-name="T2">/</text:span><text:span text:style-name="T70">d3</text:span><text:span text:style-name="T2">) </text:span><text:span text:style-name="T66">Quel roi </text:span><text:span text:style-name="T90">précède le</text:span><text:span text:style-name="T79"> roi français</text:span><text:span text:style-name="T66"> </text:span><text:span text:style-name="T67">Charles X ?</text:span></text:p>
      <text:p text:style-name="P50"><text:span text:style-name="T11">☐ (</text:span><text:span text:style-name="T12">1</text:span><text:span text:style-name="T40">0</text:span><text:span text:style-name="T16">/</text:span><text:span text:style-name="T17">d3</text:span><text:span text:style-name="T12">) </text:span><text:span text:style-name="T13">Quel président de la République </text:span><text:span text:style-name="T42">précède</text:span><text:span text:style-name="T13"> </text:span><text:bookmark text:name="firstHeading11"/><text:span text:style-name="T69">Valéry Giscard d'Estaing</text:span><text:span text:style-name="T13"> ?</text:span></text:p>
      <text:p text:style-name="P50"><text:span text:style-name="T11">☐ (</text:span><text:span text:style-name="T21">1</text:span><text:span text:style-name="T40">1</text:span><text:span text:style-name="T21">/</text:span><text:span text:style-name="T18">d3</text:span><text:span text:style-name="T15">) </text:span><text:span text:style-name="T11">L</text:span><text:span text:style-name="T22">a devise nationale française est </text:span><text:span text:style-name="T4">Liberté, Egalité, Fraternité</text:span><text:span text:style-name="T20">. Elle est écrite en français</text:span><text:span text:style-name="T15"> </text:span><text:span text:style-name="T19">En quelle langue est écrite la devise nationale </text:span><text:span text:style-name="T43">belg</text:span><text:span text:style-name="T44">e</text:span><text:span text:style-name="T19"> ? </text:span></text:p>
      <text:p text:style-name="P51"><text:span text:style-name="T11">☐ (</text:span><text:span text:style-name="T10">1</text:span><text:span text:style-name="T40">2</text:span><text:span text:style-name="T10">/d3) </text:span><text:span text:style-name="T23">Marie Curie </text:span><text:span text:style-name="T46">et son époux refuseront la légion d’honneur. Qu’a dit son époux à propos de cette décoration ?</text:span></text:p>
      <text:p text:style-name="P52"><text:span text:style-name="T10">☐ (</text:span><text:span text:style-name="T14">1</text:span><text:span text:style-name="T40">3</text:span><text:span text:style-name="T10">/d</text:span><text:span text:style-name="T24">3</text:span><text:span text:style-name="T10">) </text:span><text:span text:style-name="T47">Marylin Monroe meurt en 1962; après enquête, qu’écrira le médecin légiste dans le dossier médical ?</text:span></text:p>
      <text:p text:style-name="P53"><text:span text:style-name="T10">☐ (1</text:span><text:span text:style-name="T40">4</text:span><text:span text:style-name="T10">/d</text:span><text:span text:style-name="T26">4</text:span><text:span text:style-name="T25">) </text:span><text:span text:style-name="T48">Qui succède à Louis XVI au titre de Dauphin de France ?</text:span></text:p>
      <text:p text:style-name="P54"><text:span text:style-name="T26">☐ (</text:span><text:span text:style-name="T10">1</text:span><text:span text:style-name="T40">5</text:span><text:span text:style-name="T10">/d4) </text:span><text:span text:style-name="T27">Quel président a succédé à </text:span><text:span text:style-name="T49">John Fitzgerald Kennedy</text:span><text:span text:style-name="T27"> ?</text:span></text:p>
      <text:p text:style-name="P55"><text:span text:style-name="T10">☐ (1</text:span><text:span text:style-name="T40">6</text:span><text:span text:style-name="T29">/d5) </text:span><text:span text:style-name="T30">En quelle année </text:span><text:span text:style-name="T50">le jeu de société Louis XIV a-t-il été créé par Rüdiger Dorn ?</text:span></text:p>
      <text:p text:style-name="P50"><text:span text:style-name="T31">☐ (1</text:span><text:span text:style-name="T40">7</text:span><text:span text:style-name="T31">/d6) </text:span><text:span text:style-name="T32">Combien d’habitants vivent à </text:span><text:bookmark text:name="firstHeading21"/><text:span text:style-name="T32">Kobayashi, localité japonaise ?</text:span></text:p>
      <text:p text:style-name="P56"><text:span text:style-name="T31">☐ </text:span><text:span text:style-name="T36">(1</text:span><text:span text:style-name="T40">8</text:span><text:span text:style-name="T36">/d7) </text:span><text:span text:style-name="T60">L</text:span><text:span text:style-name="T36">’année où est </text:span><text:span text:style-name="T52">mort</text:span><text:span text:style-name="T35"> Jacques Brel, </text:span><text:span text:style-name="T52">quelle armée a envahi le Liban du Sud</text:span><text:span text:style-name="T36"> ?</text:span></text:p>
      <text:p text:style-name="P57"><text:span text:style-name="T31">☐ </text:span><text:span text:style-name="T37">(</text:span><text:span text:style-name="T40">19</text:span><text:span text:style-name="T39">/d</text:span><text:span text:style-name="T41">7</text:span><text:span text:style-name="T39">) </text:span><text:span text:style-name="T61">La guerre d’Algérie a commencé l</text:span><text:span text:style-name="T38">’année où </text:span><text:span text:style-name="T53">Angela Merkel est née</text:span><text:span text:style-name="T54">. </text:span><text:span text:style-name="T55">Quels pays cette guerre a-t-elle concernés ?</text:span></text:p>
      <text:p text:style-name="P48"><text:span text:style-name="T66">☐ (</text:span><text:span text:style-name="T78">20</text:span><text:span text:style-name="T2">/</text:span><text:span text:style-name="T74">d8</text:span><text:span text:style-name="T2">) </text:span><text:span text:style-name="T91">De Socrate ou de son élève Platon, lequel des deux a eu le plus d’enfants ?</text:span></text:p>
      <text:p text:style-name="P3"/>
      <text:p text:style-name="P1"><text:soft-page-break/></text:p>
      <text:p text:style-name="P1"/>
      <text:p text:style-name="P1"/>
      <text:p text:style-name="P1"/>
      <text:p text:style-name="P1">répondre aux questions suivantes <text:span text:style-name="T1">en consultant Wikipedia :</text:span></text:p>
      <text:p text:style-name="P1"/>
      <text:p text:style-name="P58">☐ <text:span text:style-name="T92">(01/d1) compléter le nom scientifique (donc latin) du lion : </text:span><text:span text:style-name="T129">Panthera</text:span><text:span text:style-name="T5"> [leo]</text:span></text:p>
      <text:p text:style-name="P33"><text:span text:style-name="T2">☐ (</text:span><text:span text:style-name="T6">0</text:span><text:span text:style-name="T2">2/</text:span><text:span text:style-name="T70">d1</text:span><text:span text:style-name="T2">) </text:span><text:span text:style-name="T81">Platon</text:span><text:span text:style-name="T7"> est né en </text:span><text:span text:style-name="T80">l’an</text:span><text:span text:style-name="T7">... </text:span><text:span text:style-name="T81">[428/427]</text:span></text:p>
      <text:p text:style-name="P34"><text:span text:style-name="T8">☐ (</text:span><text:span text:style-name="T9">0</text:span><text:span text:style-name="T78">3</text:span><text:span text:style-name="T71">/</text:span><text:span text:style-name="T70">d1</text:span><text:span text:style-name="T9">) Le drapeau d</text:span><text:span text:style-name="T81">e la Lituanie</text:span><text:span text:style-name="T9"> est formé,</text:span><text:span text:style-name="T81"> dans l’ordre, de </text:span><text:span text:style-name="T82">la couleur</text:span><text:span text:style-name="T81"> jaune, verte et </text:span><text:span text:style-name="T83">[</text:span><text:span text:style-name="T82">rouge</text:span><text:span text:style-name="T83">]</text:span></text:p>
      <text:p text:style-name="P35"><text:span text:style-name="T75">☐ (</text:span><text:span text:style-name="T77">0</text:span><text:span text:style-name="T78">4</text:span><text:span text:style-name="T77">/d2</text:span><text:span text:style-name="T9">) </text:span><text:span text:style-name="T83">A quelle bataille </text:span><text:span text:style-name="T82">Socrate</text:span><text:span text:style-name="T76"> </text:span><text:span text:style-name="T83">a-t-il participé </text:span><text:span text:style-name="T82">en 389 avant J.C. ? </text:span><text:span text:style-name="T83">[</text:span><text:span text:style-name="T84">il était mort</text:span><text:span text:style-name="T83">]</text:span></text:p>
      <text:p text:style-name="P36"><text:span text:style-name="T9">☐ (</text:span><text:span text:style-name="T2">0</text:span><text:span text:style-name="T78">5</text:span><text:span text:style-name="T71">/</text:span><text:span text:style-name="T70">d2</text:span><text:span text:style-name="T2">) </text:span><text:span text:style-name="T83">Lille</text:span><text:span text:style-name="T63"> est une commune française située dans le département d</text:span><text:span text:style-name="T85">e... [Nord]</text:span></text:p>
      <text:p text:style-name="P40"><text:span text:style-name="T104">☐ (0</text:span><text:span text:style-name="T105">6</text:span><text:span text:style-name="T106">/</text:span><text:span text:style-name="T107">d2</text:span><text:span text:style-name="T104">) </text:span><text:span text:style-name="T108">la lettre </text:span><text:span text:style-name="T62">π</text:span><text:span text:style-name="T108"> </text:span><text:span text:style-name="T109">est la ... lettre de l’alphabet grec </text:span><text:span text:style-name="T110">(donner son numéro) </text:span><text:span text:style-name="T111">[16e]</text:span></text:p>
      <text:p text:style-name="P37"><text:span text:style-name="T64">☐ (0</text:span><text:span text:style-name="T78">7</text:span><text:span text:style-name="T71">/</text:span><text:span text:style-name="T70">d2</text:span><text:span text:style-name="T64">) </text:span><text:span text:style-name="T8">En anglais, la </text:span><text:span text:style-name="T86">fourmi</text:span><text:span text:style-name="T8"> s’appelle... </text:span><text:span text:style-name="T87">[ant]</text:span></text:p>
      <text:p text:style-name="P5"><text:span text:style-name="T123">☐ (</text:span><text:span text:style-name="T122">0</text:span><text:span text:style-name="T124">8</text:span><text:span text:style-name="T125">/</text:span><text:span text:style-name="T126">d3</text:span><text:span text:style-name="T122">) Combien d’habitants compte l</text:span><text:span text:style-name="T127">a Grèce </text:span><text:span text:style-name="T122">?</text:span><text:span text:style-name="T2"> [</text:span><text:span text:style-name="T89">10</text:span><text:span text:style-name="T2">.</text:span><text:span text:style-name="T89">738</text:span><text:span text:style-name="T2">.000] [utilisation de l’encart à droite]</text:span></text:p>
      <text:p text:style-name="P4"><text:span text:style-name="T2">(</text:span><text:span text:style-name="T78">09</text:span><text:span text:style-name="T2">/</text:span><text:span text:style-name="T70">d3</text:span><text:span text:style-name="T2">) </text:span><text:span text:style-name="T66">Quel roi </text:span><text:span text:style-name="T90">précède</text:span><text:span text:style-name="T66"> </text:span><text:span text:style-name="T67">Charles X ? </text:span><text:span text:style-name="T68">[Louis </text:span><text:span text:style-name="T90">XVIII</text:span><text:span text:style-name="T68">, </text:span><text:span text:style-name="T2">[utilisation de l’encart à droite]</text:span><text:span text:style-name="T68">]</text:span></text:p>
      <text:p text:style-name="P10"><text:span text:style-name="T11">(</text:span><text:span text:style-name="T12">1</text:span><text:span text:style-name="T40">0</text:span><text:span text:style-name="T16">/</text:span><text:span text:style-name="T17">d3</text:span><text:span text:style-name="T12">) </text:span><text:span text:style-name="T13">Quel président de la République </text:span><text:span text:style-name="T42">précède</text:span><text:span text:style-name="T13"> </text:span><text:bookmark text:name="firstHeading1"/><text:span text:style-name="T69">Valéry Giscard d'Estaing</text:span><text:span text:style-name="T13"> ? </text:span><text:span text:style-name="T11">[</text:span><text:span text:style-name="T42">Georges Pompidou</text:span><text:span text:style-name="T11">, </text:span><text:span text:style-name="T14">[utilisation de l’encart à droite]</text:span><text:span text:style-name="T11">]</text:span></text:p>
      <text:p text:style-name="P11"><text:span text:style-name="T11">(</text:span><text:span text:style-name="T21">1</text:span><text:span text:style-name="T40">1</text:span><text:span text:style-name="T21">/</text:span><text:span text:style-name="T18">d3</text:span><text:span text:style-name="T15">) </text:span><text:span text:style-name="T11">L</text:span><text:span text:style-name="T22">a devise nationale française est </text:span><text:span text:style-name="T4">Liberté, Egalité, Fraternité</text:span><text:span text:style-name="T20">. Elle est écrite en français</text:span><text:span text:style-name="T15"> </text:span><text:span text:style-name="T19">En quelle langue est écrite la devise nationale </text:span><text:span text:style-name="T44">belge</text:span><text:span text:style-name="T19"> ? </text:span><text:span text:style-name="T11">[</text:span><text:span text:style-name="T45">français, </text:span><text:span text:style-name="T44">allemand et néerlandais</text:span><text:span text:style-name="T11">, </text:span><text:span text:style-name="T14">[utilisation de l’encart à droite]</text:span></text:p>
      <text:p text:style-name="P41"><text:span text:style-name="T112">☐ (</text:span><text:span text:style-name="T113">1</text:span><text:span text:style-name="T105">2</text:span><text:span text:style-name="T113">/d3) </text:span><text:span text:style-name="T114">Marie Curie </text:span><text:span text:style-name="T115">et son époux refuseront la légion d’honneur. Qu’a dit son époux à propos de cette décoration ? [</text:span><text:span text:style-name="T46">« Je n'en vois pas la nécessité »</text:span><text:span text:style-name="T115">, CTRL+F]</text:span></text:p>
      <text:p text:style-name="P38"><text:span text:style-name="T24">☐ (</text:span><text:span text:style-name="T14">1</text:span><text:span text:style-name="T40">3</text:span><text:span text:style-name="T24">/d3) </text:span><text:span text:style-name="T47">Marylin Monroe meurt en 1962; après enquête, qu’écrira le médecin légiste dans le dossier médical ? [“suicide probable”, CTRL+F]</text:span></text:p>
      <text:p text:style-name="P39"><text:span text:style-name="T26">☐ (1</text:span><text:span text:style-name="T40">4</text:span><text:span text:style-name="T26">/d4</text:span><text:span text:style-name="T25">) </text:span><text:span text:style-name="T48">Qui succède à Louis XVI au titre de Dauphin de France ? [Louis-Joseph de Fr<text:tab/>ance, comprendre l’encart à droite]</text:span></text:p>
      <text:p text:style-name="P29"><text:span text:style-name="T116">☐ (</text:span><text:span text:style-name="T103">1</text:span><text:span text:style-name="T105">5</text:span><text:span text:style-name="T103">/d4) </text:span><text:span text:style-name="T117">Quel président a succédé à </text:span><text:span text:style-name="T118">John Fitzgerald Kennedy</text:span><text:span text:style-name="T117"> ?</text:span><text:span text:style-name="T27"> [</text:span><text:span text:style-name="T49">Lyndon Johnson</text:span><text:span text:style-name="T27">; comprendre l’encart; il y a 2 successeurs </text:span><text:span text:style-name="T28">indiqués, l’un comme sénateur, l’autre comme président]</text:span></text:p>
      <text:p text:style-name="P30"><text:span text:style-name="T10">(1</text:span><text:span text:style-name="T40">6</text:span><text:span text:style-name="T29">/d5) </text:span><text:span text:style-name="T103">☐ (1</text:span><text:span text:style-name="T105">6</text:span><text:span text:style-name="T119">/d5) </text:span><text:span text:style-name="T120">En quelle année </text:span><text:span text:style-name="T121">le jeu de société Louis XIV a-t-il été créé par Rüdiger Dorn ?</text:span><text:span text:style-name="T30"> [</text:span><text:span text:style-name="T50">2005</text:span><text:span text:style-name="T31">; page d’homonymie à lecture directe : pas besoin d’aller dans la page dédiée </text:span><text:span text:style-name="T51">au jeu Louis XIV</text:span><text:span text:style-name="T31">]</text:span></text:p>
      <text:p text:style-name="P13"><text:span text:style-name="T31">(1</text:span><text:span text:style-name="T40">7</text:span><text:span text:style-name="T31">/d6) </text:span><text:span text:style-name="T32">Combien d’habitants vivent à </text:span><text:bookmark text:name="firstHeading2"/><text:span text:style-name="T32">Kobayashi, localité japonaise </text:span><text:span text:style-name="T33">(47641; </text:span><text:span text:style-name="T34">homonymie + passage à la page requise)</text:span></text:p>
      <text:p text:style-name="P14"><text:span text:style-name="T10">(1</text:span><text:span text:style-name="T40">8</text:span><text:span text:style-name="T10">/d7) l’année où est </text:span><text:span text:style-name="T52">mort</text:span><text:span text:style-name="T35"> Jacques Brel, </text:span><text:span text:style-name="T52">quelle armée a envahi le Liban du Sud</text:span><text:span text:style-name="T36"> ? [</text:span><text:span text:style-name="T52">armée israélienne</text:span><text:span text:style-name="T36">, </text:span><text:span text:style-name="T37">intermédiaire=1]</text:span></text:p>
      <text:p text:style-name="P15"><text:span text:style-name="T37">(</text:span><text:span text:style-name="T40">19</text:span><text:span text:style-name="T10">/d</text:span><text:span text:style-name="T41">7</text:span><text:span text:style-name="T10">) </text:span><text:span text:style-name="T38">L’année où </text:span><text:span text:style-name="T53">Angela Merkel est née </text:span><text:span text:style-name="T54">a commencé la guerre d’Algérie. </text:span><text:span text:style-name="T55">Quels pays cette guerre a-t-elle concernés ?</text:span><text:span text:style-name="T39"> [</text:span><text:span text:style-name="T55">Algérie+France</text:span><text:span text:style-name="T39">, intermédiaire=2]</text:span></text:p>
      <text:p text:style-name="P6"><text:span text:style-name="T66">(</text:span><text:span text:style-name="T78">20</text:span><text:span text:style-name="T2">/</text:span><text:span text:style-name="T74">d8</text:span><text:span text:style-name="T2">) </text:span><text:span text:style-name="T91">De Socrate ou de son élève Platon, lequel des deux a eu le plus d’enfants ?</text:span><text:span text:style-name="T72"> [</text:span><text:span text:style-name="T91">Platon=0; Socrate=2</text:span><text:span text:style-name="T73">] </text:span><text:span text:style-name="T75">[</text:span><text:span text:style-name="T91">1</text:span><text:span text:style-name="T75"> </text:span></text:p>
      <text:p text:style-name="P23">intermédiaire, encart à lire]</text:p>
      <text:p text:style-name="P23"/>
      <text:p text:style-name="P12">CTRL+F : 5e</text:p>
      <text:p text:style-name="P2"/>
      <text:p text:style-name="P7">bon sens : <text:span text:style-name="T94">est mort en ...</text:span></text:p>
      <text:p text:style-name="P8">page d’homonymie</text:p>
      <text:p text:style-name="P16">cliquer sur une année</text:p>
      <text:p text:style-name="P9">utilisation de l’encart à droite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Gargi-1.2b" style:font-family-complex="Gargi-1.2b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5:35:15.608360203</meta:creation-date>
    <dc:date>2019-09-05T22:01:34.651200946</dc:date>
    <meta:editing-duration>PT13H32M26S</meta:editing-duration>
    <meta:editing-cycles>172</meta:editing-cycles>
    <meta:generator>LibreOffice/6.0.7.3$Linux_X86_64 LibreOffice_project/00m0$Build-3</meta:generator>
    <meta:document-statistic meta:table-count="0" meta:image-count="0" meta:object-count="0" meta:page-count="2" meta:paragraph-count="58" meta:word-count="807" meta:character-count="4759" meta:non-whitespace-character-count="4006"/>
  </office:meta>
</office:document-meta>
</file>